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Times New Roman" svg:font-family="'Times New Roman',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style:text-underline-style="solid" style:text-underline-width="auto" style:text-underline-color="font-color" fo:font-weight="normal"/>
    </style:style>
    <style:style style:name="P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5" style:family="paragraph" style:parent-style-name="Text_20_body">
      <style:paragraph-properties fo:margin-left="0.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1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1in" fo:margin-right="0in" fo:margin-top="0in" fo:margin-bottom="0in" style:contextual-spacing="false" fo:text-indent="0in" style:auto-text-indent="false"/>
      <style:text-properties fo:font-variant="normal" fo:text-transform="none" fo:color="#000000" fo:letter-spacing="normal"/>
    </style:style>
    <style:style style:name="P8"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9" style:family="paragraph" style:parent-style-name="Text_20_body">
      <style:paragraph-properties fo:margin-left="1.25in" fo:margin-right="0in" fo:margin-top="0in" fo:margin-bottom="0in" style:contextual-spacing="false" fo:text-indent="0in" style:auto-text-indent="false"/>
      <style:text-properties fo:font-variant="normal" fo:text-transform="none" fo:color="#000000" fo:letter-spacing="normal"/>
    </style:style>
    <style:style style:name="P10" style:family="paragraph" style:parent-style-name="Text_20_body">
      <style:paragraph-properties fo:margin-left="1.25in" fo:margin-right="0in" fo:margin-top="0in" fo:margin-bottom="0in" style:contextual-spacing="false" fo:text-indent="0in" style:auto-text-indent="false"/>
      <style:text-properties officeooo:paragraph-rsid="00088fb6"/>
    </style:style>
    <style:style style:name="P11" style:family="paragraph" style:parent-style-name="Heading_20_2">
      <style:text-properties fo:font-variant="normal" fo:text-transform="none" fo:color="#000000" style:font-name="Times New Roman" fo:font-size="14pt" fo:letter-spacing="normal" fo:font-style="normal"/>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style:font-name="Wingdings" fo:font-size="11pt"/>
    </style:style>
    <style:style style:name="T4" style:family="text">
      <style:text-properties fo:font-size="11pt"/>
    </style:style>
    <style:style style:name="T5" style:family="text">
      <style:text-properties fo:font-variant="normal" fo:text-transform="none" fo:color="#000000" fo:letter-spacing="normal"/>
    </style:style>
    <style:style style:name="T6" style:family="text">
      <style:text-properties fo:font-variant="normal" fo:text-transform="none" fo:color="#000000" style:font-name="Times New Roman" fo:font-size="11pt" fo:letter-spacing="normal" fo:font-style="normal" fo:font-weight="normal"/>
    </style:style>
    <style:style style:name="T7" style:family="text">
      <style:text-properties fo:font-variant="normal" fo:text-transform="none" fo:color="#000000" style:font-name="Times New Roman" fo:font-size="11pt" fo:letter-spacing="normal" fo:font-style="normal" fo:font-weight="normal" officeooo:rsid="00088fb6"/>
    </style:style>
    <style:style style:name="T8" style:family="text">
      <style:text-properties style:font-name="Times New Roman" fo:font-size="11pt" fo:font-style="normal" fo:font-weight="normal"/>
    </style:style>
    <style:style style:name="T9" style:family="text">
      <style:text-properties officeooo:rsid="00088fb6"/>
    </style:style>
    <style:style style:name="T10"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Homework 1</text:h>
      <text:p text:style-name="P1">Intro to Databases, Relational Data Model, and Basic SQL</text:p>
      <text:p text:style-name="P4"><text:span text:style-name="T8">Total points: 40</text:span></text:p>
      <text:p text:style-name="P4"><text:span text:style-name="T8"/></text:p>
      <text:p text:style-name="P4"><text:span text:style-name="T8">Complete the following end-of-chapter exercises in the textbook. Submit a document with your solutions.</text:span></text:p>
      <text:p text:style-name="P4"><text:span text:style-name="T8"/></text:p>
      <text:p text:style-name="P3">Chapter 1</text:p>
      <text:p text:style-name="P2">1.3 (3 pts.)</text:p>
      <text:p text:style-name="P2">1.8 (2 pts.)</text:p>
      <text:p text:style-name="P2">1.9 (2 pts.)</text:p>
      <text:p text:style-name="P2">1.11(2 pts.)</text:p>
      <text:p text:style-name="P4"><text:span text:style-name="T8">1.12 (3 pts.)</text:span></text:p>
      <text:p text:style-name="P4"><text:span text:style-name="T8"/></text:p>
      <text:p text:style-name="P3">Chapter 2</text:p>
      <text:p text:style-name="P2">2.6 (3 pts.)</text:p>
      <text:p text:style-name="P2">2.9 (4 pts.) - Copy the Banking database schema from fig. 2.15 and <text:span text:style-name="T1">underline</text:span><text:span text:style-name="T10"> y</text:span>our choice of primary key for each relation and <text:span text:style-name="T2">italicize </text:span>the foreign keys in the referencing relation only.</text:p>
      <text:p text:style-name="P2">2.10 (2 pts.)</text:p>
      <text:p text:style-name="P2">2.13 (4 pts.)</text:p>
      <text:p text:style-name="P2">2.16 (5 pts.) – This question is not included in the textbook.</text:p>
      <text:p text:style-name="P5"><text:span text:style-name="T3">Ø </text:span><text:span text:style-name="T4">Differentiate between the following</text:span></text:p>
      <text:p text:style-name="P6"><text:span text:style-name="T4">a) Superkey vs. candidate key</text:span></text:p>
      <text:p text:style-name="P6"><text:span text:style-name="T4">b) Primary key vs. foreign key</text:span></text:p>
      <text:p text:style-name="P6"><text:span text:style-name="T4">c) Schema vs. instance</text:span></text:p>
      <text:p text:style-name="P6"><text:span text:style-name="T4">d) Procedural vs. non-procedural query languages</text:span></text:p>
      <text:p text:style-name="P7"><text:span text:style-name="T8">e) Selection vs. projection operations</text:span></text:p>
      <text:p text:style-name="P7"><text:span text:style-name="T8"/></text:p>
      <text:p text:style-name="P3">Chapter 3</text:p>
      <text:p text:style-name="P2">3.25 (10 pts.) – This question is not included in the textbook.</text:p>
      <text:p text:style-name="P5"><text:span text:style-name="T3">Ø </text:span><text:span text:style-name="T4">DDL/DML written exercise.</text:span></text:p>
      <text:p text:style-name="P8"><text:span text:style-name="T4">a. Write SQL DDL statements corresponding to the schema in Fig. 3.18 (Insurance database) in the textbook. Make any reasonable assumptions about the data types and be sure to declare primary and foreign keys.</text:span></text:p>
      <text:p text:style-name="P8"><text:span text:style-name="T4">b. Write SQL DDL/DML statements to do the following:</text:span></text:p>
      <text:p text:style-name="P9"><text:span text:style-name="T9">i</text:span><text:span text:style-name="T8">. Alter any one table to include a new, meaningful attribute.</text:span></text:p>
      <text:p text:style-name="P9"><text:span text:style-name="T8">ii. Insert one tuple each into each of the tables. Make sure the data follows all integrity constraints.</text:span></text:p>
      <text:p text:style-name="P10"><text:span text:style-name="T7">i</text:span><text:span text:style-name="T6">ii. Delete one tuple from any table (do not delete all tuples).</text:span></text:p>
      <text:p text:style-name="P10"><text:span text:style-name="T6">iv. Update any one tuple from any 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erif"/>
    <style:font-face style:name="Times New Roman" svg:font-family="'Times New Roman',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2:54:26.388334000</meta:creation-date>
    <dc:date>2015-01-20T12:57:16.061144000</dc:date>
    <meta:editing-duration>P0D</meta:editing-duration>
    <meta:editing-cycles>1</meta:editing-cycles>
    <meta:document-statistic meta:table-count="0" meta:image-count="0" meta:object-count="0" meta:page-count="1" meta:paragraph-count="31" meta:word-count="238" meta:character-count="1383" meta:non-whitespace-character-count="1174"/>
    <meta:generator>LibreOffice/4.2.8.2$MacOSX_x86 LibreOffice_project/48d50dbfc06349262c9d50868e5c1f630a573ebd</meta:generator>
  </office:meta>
</office:document-meta>
</file>